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9299in"/>
    </style:style>
    <style:style style:name="co3" style:family="table-column">
      <style:table-column-properties fo:break-before="auto" style:column-width="3.209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79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able-cell-properties fo:background-color="#ff6d6d"/>
      <style:text-properties fo:color="#000000"/>
    </style:style>
    <style:style style:name="ce11" style:family="table-cell" style:parent-style-name="Default">
      <style:table-cell-properties fo:background-color="#81d41a"/>
    </style:style>
    <style:style style:name="ce12" style:family="table-cell" style:parent-style-name="Default" style:data-style-name="N3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row table:style-name="ro1">
          <table:table-cell office:value-type="string" calcext:value-type="string">
            <text:p>ord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subcategory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comple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basic syntax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conditional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dictionari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excep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functions, builtin function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18" calcext:value-type="date">
            <text:p>Mar 18, 2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ists, tuples, set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loop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uples</text:p>
          </table:table-cell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type casting</text:p>
          </table:table-cell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earn the basics</text:p>
          </table:table-cell>
          <table:table-cell office:value-type="string" calcext:value-type="string">
            <text:p>variables and data types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arrays and linked list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3-25" calcext:value-type="date">
            <text:p>Mar 25, 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binary search tre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3" calcext:value-type="date">
            <text:p>Apr 13, 2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ash tables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heaps stacks and ques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recursion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data structures &amp; algorithms</text:p>
          </table:table-cell>
          <table:table-cell office:value-type="string" calcext:value-type="string">
            <text:p>sorting algorithm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odules</text:p>
          </table:table-cell>
          <table:table-cell/>
          <table:table-cell table:style-name="ce10" office:value-type="string" calcext:value-type="string">
            <text:p>skipped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lambdas</text:p>
          </table:table-cell>
          <table:table-cell/>
          <table:table-cell table:style-name="ce11" office:value-type="string" calcext:value-type="string">
            <text:p>done</text:p>
          </table:table-cell>
          <table:table-cell office:value-type="date" office:date-value="2025-04-18" calcext:value-type="date">
            <text:p>Apr 18, 2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ecorators</text:p>
          </table:table-cell>
          <table:table-cell/>
          <table:table-cell table:style-name="ce11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iterators</text:p>
          </table:table-cell>
          <table:table-cell/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egular expressions</text:p>
          </table:table-cell>
          <table:table-cell/>
          <table:table-cell table:style-name="ce11" office:value-type="string" calcext:value-type="string">
            <text:p>done</text:p>
          </table:table-cell>
          <table:table-cell office:value-type="date" office:date-value="2025-04-21" calcext:value-type="date">
            <text:p>Apr 21, 2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classe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inheritance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method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01" calcext:value-type="date">
            <text:p>Apr 1, 2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under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16" calcext:value-type="date">
            <text:p>Apr 16, 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object oriented programming</text:p>
          </table:table-cell>
          <table:table-cell office:value-type="string" calcext:value-type="string">
            <text:p>decorators</text:p>
          </table:table-cell>
          <table:table-cell table:style-name="ce11" office:value-type="string" calcext:value-type="string">
            <text:p>done</text:p>
          </table:table-cell>
          <table:table-cell office:value-type="date" office:date-value="2025-04-23" calcext:value-type="date">
            <text:p>Apr 23, 2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uv</text:p>
          </table:table-cell>
          <table:table-cell table:style-name="ce9" office:value-type="string" calcext:value-type="string">
            <text:p>in progress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ackage managers</text:p>
          </table:table-cell>
          <table:table-cell office:value-type="string" calcext:value-type="string">
            <text:p>pip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scipy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rich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ommon packages</text:p>
          </table:table-cell>
          <table:table-cell office:value-type="string" calcext:value-type="string">
            <text:p>dask (beter than celery (for scientific computing)? Maybe dask is not needed if you know polars. Or just go immediately to spark).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st comprehensions</text:p>
          </table:table-cell>
          <table:table-cell/>
          <table:table-cell table:style-name="ce11"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enerator expressions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aradigms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ontext manager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django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learn a framework</text:p>
          </table:table-cell>
          <table:table-cell office:value-type="string" calcext:value-type="string">
            <text:p>Plotly Dash (maybe better than bokeh for web visualisation?, maybe)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multiprocessing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asynchrony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GIL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ncurrency</text:p>
          </table:table-cell>
          <table:table-cell office:value-type="string" calcext:value-type="string">
            <text:p>Threading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static typing</text:p>
          </table:table-cell>
          <table:table-cell office:value-type="string" calcext:value-type="string">
            <text:p>&lt;choose&gt;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ode formatting</text:p>
          </table:table-cell>
          <table:table-cell office:value-type="string" calcext:value-type="string">
            <text:p>ruff</text:p>
          </table:table-cell>
          <table:table-cell table:number-columns-repeated="2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documentation</text:p>
          </table:table-cell>
          <table:table-cell office:value-type="string" calcext:value-type="string">
            <text:p>sphinx? Or something different (<text:a xlink:href="https://wiki.python.org/moin/DocumentationTools" xlink:type="simple">https://wiki.python.org/moin/DocumentationTools</text:a></text:p>
            <text:p>)iit would be great if the documentation could be markdown and </text:p>
            <text:p>html) 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testing</text:p>
          </table:table-cell>
          <table:table-cell table:style-name="ce9" office:value-type="string" calcext:value-type="string">
            <text:p>pytest</text:p>
          </table:table-cell>
          <table:table-cell table:number-columns-repeated="2"/>
        </table:table-row>
        <table:table-row table:style-name="ro1" table:number-rows-repeated="1048529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C12:Sheet1.C1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3">00/00/0000</text:date>, <text:time style:data-style-name="N2" text:time-value="22:57:58.43780309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5T11:56:36.357549663</meta:creation-date>
    <dc:date>2025-04-23T22:58:36.890127397</dc:date>
    <meta:editing-duration>P2DT4H26M54S</meta:editing-duration>
    <meta:editing-cycles>23</meta:editing-cycles>
    <meta:generator>LibreOffice/24.2.7.2$Linux_X86_64 LibreOffice_project/420$Build-2</meta:generator>
    <meta:document-statistic meta:table-count="1" meta:cell-count="167" meta:object-count="0"/>
  </office:meta>
</office:document-meta>
</file>